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" svg:font-family="'Noto Serif'" style:font-family-generic="roman"/>
    <style:font-face style:name="Arial Unicode MS1" svg:font-family="'Arial Unicode MS'" style:font-family-generic="swiss"/>
    <style:font-face style:name="Liberation Sans" svg:font-family="'Liberation Sans'" style:font-adornments="Regular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" svg:font-family="'Noto Mono'" style:font-pitch="variable"/>
    <style:font-face style:name="Noto Mono2" svg:font-family="'Noto Mono'" style:font-adornments="Bold" style:font-pitch="variable"/>
    <style:font-face style:name="Noto Mono1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2" svg:font-family="'Noto Serif'" style:font-family-generic="roman" style:font-pitch="variable"/>
    <style:font-face style:name="Noto Serif3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3" svg:font-family="'Noto Sans'" style:font-adornments="Bold" style:font-family-generic="swiss" style:font-pitch="variable"/>
    <style:font-face style:name="Noto Sans5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8" svg:font-family="'Noto Sans'" style:font-adornments="Condensed Bold Italic" style:font-family-generic="swiss" style:font-pitch="variable"/>
    <style:font-face style:name="Noto Sans7" svg:font-family="'Noto Sans'" style:font-adornments="Condensed Italic" style:font-family-generic="swiss" style:font-pitch="variable"/>
    <style:font-face style:name="Noto Sans2" svg:font-family="'Noto Sans'" style:font-adornments="Italic" style:font-family-generic="swiss" style:font-pitch="variable"/>
    <style:font-face style:name="Noto Sans6" svg:font-family="'Noto Sans'" style:font-adornments="Light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paragraph-rsid="0040382c"/>
    </style:style>
    <style:style style:name="P3" style:family="paragraph" style:parent-style-name="Text_20_body">
      <style:text-properties officeooo:paragraph-rsid="00427b68"/>
    </style:style>
    <style:style style:name="P4" style:family="paragraph" style:parent-style-name="Text_20_body">
      <style:paragraph-properties fo:margin-left="0.5in" fo:margin-right="0in" fo:text-indent="0in" style:auto-text-indent="false"/>
      <style:text-properties style:font-name="Noto Serif2" fo:font-size="12pt" officeooo:paragraph-rsid="00334a2f" style:font-size-asian="12pt" style:font-size-complex="12pt"/>
    </style:style>
    <style:style style:name="P5" style:family="paragraph" style:parent-style-name="Normal_20_No_20_Spell">
      <style:text-properties fo:font-size="14pt" officeooo:rsid="0138e843" officeooo:paragraph-rsid="003da6c3" style:font-size-asian="12.25pt" style:font-size-complex="14pt"/>
    </style:style>
    <style:style style:name="P6" style:family="paragraph" style:parent-style-name="Body_20_Text" style:list-style-name="DWS_20_Numbered_20_List">
      <style:text-properties officeooo:paragraph-rsid="0038d79b"/>
    </style:style>
    <style:style style:name="P7" style:family="paragraph" style:parent-style-name="Heading_20_2">
      <style:text-properties officeooo:paragraph-rsid="0039d609"/>
    </style:style>
    <style:style style:name="P8" style:family="paragraph" style:parent-style-name="Heading_20_2">
      <style:text-properties officeooo:paragraph-rsid="00334a2f"/>
    </style:style>
    <style:style style:name="P9" style:family="paragraph" style:parent-style-name="Text_20_body" style:list-style-name="DWS_20_Bullet_20_List">
      <style:text-properties officeooo:paragraph-rsid="0039d609"/>
    </style:style>
    <style:style style:name="P10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39d609"/>
    </style:style>
    <style:style style:name="P11" style:family="paragraph" style:parent-style-name="Text_20_body" style:list-style-name="L1">
      <style:text-properties officeooo:paragraph-rsid="00334a2f"/>
    </style:style>
    <style:style style:name="P12" style:family="paragraph" style:parent-style-name="Text_20_body" style:list-style-name="L1">
      <style:text-properties officeooo:rsid="0032d245" officeooo:paragraph-rsid="00334a2f"/>
    </style:style>
    <style:style style:name="P13" style:family="paragraph" style:parent-style-name="Text_20_body" style:list-style-name="L1">
      <style:text-properties officeooo:rsid="0040382c" officeooo:paragraph-rsid="0040382c"/>
    </style:style>
    <style:style style:name="P14" style:family="paragraph" style:parent-style-name="Text_20_body" style:list-style-name="L2">
      <style:text-properties officeooo:paragraph-rsid="00334a2f"/>
    </style:style>
    <style:style style:name="P15" style:family="paragraph" style:parent-style-name="Text_20_body" style:list-style-name="L2">
      <style:text-properties officeooo:rsid="00286c28" officeooo:paragraph-rsid="00334a2f"/>
    </style:style>
    <style:style style:name="P16" style:family="paragraph" style:parent-style-name="Text_20_body" style:list-style-name="L3">
      <style:text-properties officeooo:rsid="002a216b" officeooo:paragraph-rsid="00384cfb"/>
    </style:style>
    <style:style style:name="P17" style:family="paragraph" style:parent-style-name="Text_20_body">
      <style:text-properties officeooo:rsid="003b6dbe" officeooo:paragraph-rsid="0049b6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4cfb" style:font-weight-asian="bold" style:font-weight-complex="bold"/>
    </style:style>
    <style:style style:name="T3" style:family="text">
      <style:text-properties fo:font-weight="bold" officeooo:rsid="00456a56" style:font-weight-asian="bold" style:font-weight-complex="bold"/>
    </style:style>
    <style:style style:name="T4" style:family="text">
      <style:text-properties fo:font-weight="bold" officeooo:rsid="0047da03" style:font-weight-asian="bold" style:font-weight-complex="bold"/>
    </style:style>
    <style:style style:name="T5" style:family="text">
      <style:text-properties fo:font-weight="bold" officeooo:rsid="0049b6b7" style:font-weight-asian="bold" style:font-weight-complex="bold"/>
    </style:style>
    <style:style style:name="T6" style:family="text">
      <style:text-properties style:use-window-font-color="true" loext:opacity="0%" style:font-name="NotoSerif" fo:font-size="12pt" officeooo:rsid="00294eb1"/>
    </style:style>
    <style:style style:name="T7" style:family="text">
      <style:text-properties style:use-window-font-color="true" loext:opacity="0%" style:font-name="NotoSerif" fo:font-size="12pt" officeooo:rsid="00352328"/>
    </style:style>
    <style:style style:name="T8" style:family="text">
      <style:text-properties style:use-window-font-color="true" loext:opacity="0%" style:font-name="NotoSerif" fo:font-size="12pt" officeooo:rsid="003415f2"/>
    </style:style>
    <style:style style:name="T9" style:family="text">
      <style:text-properties style:use-window-font-color="true" loext:opacity="0%" style:font-name="NotoSerif" fo:font-size="12pt" officeooo:rsid="0036f7bc"/>
    </style:style>
    <style:style style:name="T10" style:family="text">
      <style:text-properties style:use-window-font-color="true" loext:opacity="0%" style:font-name="NotoSerif" fo:font-size="12pt" officeooo:rsid="0039d609"/>
    </style:style>
    <style:style style:name="T11" style:family="text">
      <style:text-properties style:use-window-font-color="true" loext:opacity="0%" style:font-name="NotoSerif" fo:font-size="12pt" officeooo:rsid="003c7004"/>
    </style:style>
    <style:style style:name="T12" style:family="text">
      <style:text-properties style:use-window-font-color="true" loext:opacity="0%" style:font-name="NotoSerif" fo:font-size="12pt" officeooo:rsid="0040382c"/>
    </style:style>
    <style:style style:name="T13" style:family="text">
      <style:text-properties style:use-window-font-color="true" loext:opacity="0%" style:font-name="NotoSerif" fo:font-size="12pt" officeooo:rsid="00412c6f"/>
    </style:style>
    <style:style style:name="T14" style:family="text">
      <style:text-properties style:use-window-font-color="true" loext:opacity="0%" style:font-name="NotoSerif" fo:font-size="12pt" officeooo:rsid="00427b68"/>
    </style:style>
    <style:style style:name="T15" style:family="text">
      <style:text-properties style:use-window-font-color="true" loext:opacity="0%" style:font-name="NotoSerif" fo:font-size="12pt" officeooo:rsid="00456a56"/>
    </style:style>
    <style:style style:name="T16" style:family="text">
      <style:text-properties style:use-window-font-color="true" loext:opacity="0%" style:font-name="Liberation Serif" style:font-name-asian="Times New Roman1" style:font-name-complex="Times New Roman1"/>
    </style:style>
    <style:style style:name="T17" style:family="text">
      <style:text-properties style:use-window-font-color="true" loext:opacity="0%" style:font-name="Liberation Serif" fo:language="zxx" fo:country="none" fo:font-style="italic" fo:font-weight="bold" officeooo:rsid="013ba36a" style:font-name-asian="Times New Roman1" style:font-style-asian="italic" style:font-weight-asian="bold" style:font-name-complex="Times New Roman1" style:language-complex="zxx" style:country-complex="none" style:font-style-complex="italic" style:font-weight-complex="bold"/>
    </style:style>
    <style:style style:name="T18" style:family="text">
      <style:text-properties style:use-window-font-color="true" loext:opacity="0%" style:font-name="Liberation Serif" fo:language="zxx" fo:country="none" officeooo:rsid="013ba36a" style:font-name-asian="Times New Roman1" style:font-name-complex="Times New Roman1" style:language-complex="zxx" style:country-complex="none"/>
    </style:style>
    <style:style style:name="T19" style:family="text">
      <style:text-properties officeooo:rsid="00294eb1"/>
    </style:style>
    <style:style style:name="T20" style:family="text">
      <style:text-properties officeooo:rsid="0032d245"/>
    </style:style>
    <style:style style:name="T21" style:family="text">
      <style:text-properties officeooo:rsid="0033a494"/>
    </style:style>
    <style:style style:name="T22" style:family="text">
      <style:text-properties officeooo:rsid="00352328"/>
    </style:style>
    <style:style style:name="T23" style:family="text">
      <style:text-properties officeooo:rsid="0036f7b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9b6b7" style:font-weight-asian="normal" style:font-weight-complex="normal"/>
    </style:style>
    <style:style style:name="T26" style:family="text">
      <style:text-properties officeooo:rsid="0038d79b"/>
    </style:style>
    <style:style style:name="T27" style:family="text">
      <style:text-properties officeooo:rsid="061aabb5"/>
    </style:style>
    <style:style style:name="T28" style:family="text">
      <style:text-properties fo:font-size="9pt" officeooo:rsid="061aabb5" style:font-size-asian="9pt" style:font-size-complex="9pt"/>
    </style:style>
    <style:style style:name="T29" style:family="text">
      <style:text-properties fo:font-size="9pt" fo:font-weight="normal" style:font-size-asian="9pt" style:font-weight-asian="normal" style:font-size-complex="9pt" style:font-weight-complex="normal"/>
    </style:style>
    <style:style style:name="T30" style:family="text">
      <style:text-properties fo:font-size="9pt" fo:font-weight="normal" officeooo:rsid="061aabb5" style:font-size-asian="9pt" style:font-weight-asian="normal" style:font-size-complex="9pt" style:font-weight-complex="normal"/>
    </style:style>
    <style:style style:name="T31" style:family="text">
      <style:text-properties fo:font-size="9pt" fo:font-weight="normal" officeooo:rsid="0296c6ad" style:font-size-asian="9pt" style:font-weight-asian="normal" style:font-size-complex="9pt" style:font-weight-complex="normal"/>
    </style:style>
    <style:style style:name="T32" style:family="text">
      <style:text-properties officeooo:rsid="057f4de8"/>
    </style:style>
    <style:style style:name="T33" style:family="text">
      <style:text-properties officeooo:rsid="00354481"/>
    </style:style>
    <style:style style:name="T34" style:family="text">
      <style:text-properties officeooo:rsid="0021407d"/>
    </style:style>
    <style:style style:name="T35" style:family="text">
      <style:text-properties officeooo:rsid="00247457"/>
    </style:style>
    <style:style style:name="T36" style:family="text">
      <style:text-properties officeooo:rsid="01b5fe62"/>
    </style:style>
    <style:style style:name="T37" style:family="text">
      <style:text-properties officeooo:rsid="00308962"/>
    </style:style>
    <style:style style:name="T38" style:family="text">
      <style:text-properties officeooo:rsid="05848a76"/>
    </style:style>
    <style:style style:name="T39" style:family="text">
      <style:text-properties officeooo:rsid="0030b88b"/>
    </style:style>
    <style:style style:name="T40" style:family="text">
      <style:text-properties officeooo:rsid="0039fa24"/>
    </style:style>
    <style:style style:name="T41" style:family="text">
      <style:text-properties officeooo:rsid="003c7004"/>
    </style:style>
    <style:style style:name="T42" style:family="text">
      <style:text-properties style:font-name-asian="Times New Roman1"/>
    </style:style>
    <style:style style:name="T43" style:family="text">
      <style:text-properties officeooo:rsid="0052eaf3" style:font-name-asian="Times New Roman1"/>
    </style:style>
    <style:style style:name="T44" style:family="text">
      <style:text-properties officeooo:rsid="003e87f3"/>
    </style:style>
    <style:style style:name="T45" style:family="text">
      <style:text-properties officeooo:rsid="0040382c"/>
    </style:style>
    <style:style style:name="T46" style:family="text">
      <style:text-properties officeooo:rsid="00412c6f"/>
    </style:style>
    <style:style style:name="T47" style:family="text">
      <style:text-properties fo:font-size="12pt" fo:font-weight="normal" officeooo:rsid="076d7943" style:font-size-asian="10.5pt" style:font-weight-asian="normal" style:font-size-complex="12pt" style:font-weight-complex="normal"/>
    </style:style>
    <style:style style:name="T48" style:family="text">
      <style:text-properties officeooo:rsid="004367eb"/>
    </style:style>
    <style:style style:name="T49" style:family="text">
      <style:text-properties officeooo:rsid="00456a56"/>
    </style:style>
    <style:style style:name="T50" style:family="text">
      <style:text-properties officeooo:rsid="0047da03"/>
    </style:style>
    <style:style style:name="T51" style:family="text">
      <style:text-properties style:font-name="Liberation Sans" officeooo:rsid="0047da03"/>
    </style:style>
    <style:style style:name="T52" style:family="text">
      <style:text-properties style:font-name="Noto Serif1" officeooo:rsid="0047da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WS Book Template<text:span text:style-name="T23">s</text:span></text:h>
      <text:p text:style-name="P1">When I started writing an eBook with LibreOffice Writer I could not find a template that worked and demonstrated the styles used within the template, so I created <text:span text:style-name="T22">two</text:span>.</text:p>
      <text:h text:style-name="P7" text:outline-level="2">What’s Included</text:h>
      <text:list xml:id="list3152170631" text:style-name="DWS_20_Numbered_20_List">
        <text:list-item>
          <text:p text:style-name="P6"><text:span text:style-name="T33">LibreOffice</text:span> Writer template<text:span text:style-name="T26">s for both a novel and light technical books</text:span> containing a style sh<text:span text:style-name="T34">e</text:span>et and sample content for a book.</text:p>
        </text:list-item>
        <text:list-item>
          <text:p text:style-name="P6">A step-by-step set of instructions <text:span text:style-name="T30">(</text:span><text:span text:style-name="T31">DWS-BookTemp-Instructions.</text:span><text:span text:style-name="T30">pdf)</text:span><text:span text:style-name="T29"> </text:span>for:</text:p>
          <text:list>
            <text:list-item>
              <text:p text:style-name="P6">Setting u<text:span text:style-name="T35">p</text:span> the environment on Mac <text:span text:style-name="T36">or Windows </text:span>PC.</text:p>
            </text:list-item>
            <text:list-item>
              <text:p text:style-name="P6">Starting a book project <text:span text:style-name="T37">and p</text:span>roducing a PDF file for viewing and printing on US letter (8.5″ x 11″) paper, <text:span text:style-name="T39">and an EPUB </text:span><text:span text:style-name="T26">3</text:span><text:span text:style-name="T39"> for viewing </text:span><text:span text:style-name="T41">and submitting to Amazon. </text:span><text:span text:style-name="T3">Note:</text:span><text:span text:style-name="T49"> Amazon now wants EPUB files for submission!</text:span></text:p>
            </text:list-item>
            <text:list-item>
              <text:p text:style-name="P6">Creating both the JPEG cover for an eBook and a PDF file for the front cover, back cover and spine of a paperback book.</text:p>
            </text:list-item>
            <text:list-item>
              <text:p text:style-name="P6">Final post processing for paperback printing.</text:p>
            </text:list-item>
            <text:list-item>
              <text:p text:style-name="P6">Producing <text:span text:style-name="T38">an EPUB </text:span><text:span text:style-name="T26">3</text:span><text:span text:style-name="T38"> file</text:span> for viewing and submitting to book distributors.</text:p>
            </text:list-item>
          </text:list>
        </text:list-item>
        <text:list-item>
          <text:p text:style-name="P6">A <text:span text:style-name="T27">LibreOffice Calc Worksheet</text:span> to calculate the dimensions for a paperback cover. <text:span text:style-name="T28">(DWS-Book-Calc.ods)</text:span><text:span text:style-name="T32">.</text:span></text:p>
        </text:list-item>
      </text:list>
      <text:h text:style-name="Heading_20_2" text:outline-level="2">Files Included</text:h>
      <text:list xml:id="list2578014484" text:style-name="DWS_20_Bullet_20_List">
        <text:list-item>
          <text:p text:style-name="P9"><text:span text:style-name="T6">D</text:span><text:span text:style-name="T10">WS-BookTempNovel in </text:span><text:span text:style-name="T11">EPUB 3</text:span><text:span text:style-name="T10">, PDF and ODT source (~</text:span><text:span text:style-name="T13">5</text:span><text:span text:style-name="T12">0</text:span><text:span text:style-name="T10"> pages)</text:span></text:p>
        </text:list-item>
        <text:list-item>
          <text:p text:style-name="P10">DWS-BookTempTech in <text:span text:style-name="T44">EPUB 3, </text:span>PDF and ODT source (~<text:span text:style-name="T46">6</text:span><text:span text:style-name="T44">0</text:span> pages)</text:p>
        </text:list-item>
        <text:list-item>
          <text:p text:style-name="P10">DWS-BookTemp-Instructions in PDF (~3<text:span text:style-name="T45">5</text:span> pages)</text:p>
        </text:list-item>
        <text:list-item>
          <text:p text:style-name="P10">Calc/DWS-BookCalc.ods <text:span text:style-name="T49">(</text:span>a worksheet<text:span text:style-name="T49">)</text:span></text:p>
        </text:list-item>
      </text:list>
      <text:p text:style-name="P2"><text:span text:style-name="T6">T</text:span><text:span text:style-name="T8">here are </text:span><text:span text:style-name="T15">ODT, </text:span><text:span text:style-name="T8">PDF </text:span><text:span text:style-name="T9">and </text:span><text:span text:style-name="T11">EPUB</text:span><text:span text:style-name="T8"> versions of DWS-BookTemp</text:span><text:span text:style-name="T7">Novel</text:span><text:span text:style-name="T8"> </text:span><text:span text:style-name="T12">and </text:span><text:span text:style-name="T8">DWS-BookTemp</text:span><text:span text:style-name="T12">T</text:span><text:span text:style-name="T14">e</text:span><text:span text:style-name="T12">ch</text:span><text:span text:style-name="T7"> </text:span><text:span text:style-name="T8">included in this repository so that you can see how a sample </text:span><text:span text:style-name="T12">book </text:span><text:span text:style-name="T8">would be formatted as a paperback or </text:span><text:span text:style-name="T15">an</text:span><text:span text:style-name="T8"> </text:span><text:span text:style-name="T11">eBook</text:span><text:span text:style-name="T8">. </text:span></text:p>
      <text:h text:style-name="P8" text:outline-level="2">Getting Started</text:h>
      <text:p text:style-name="P5"><text:span text:style-name="Warning"><text:span text:style-name="T43">W</text:span></text:span><text:span text:style-name="Warning"><text:span text:style-name="T42">arning: </text:span></text:span><text:span text:style-name="T16">When viewing PDF files at GitHub, hyperlinks and links in the Table of Contents </text:span><text:span text:style-name="T17">may</text:span><text:span text:style-name="T18"> not be</text:span><text:span text:style-name="T16"> clickable! In the actual PDF files, when downloaded they are.</text:span></text:p>
      <text:p text:style-name="P1"/>
      <text:p text:style-name="P1"><text:soft-page-break/>The file <text:span text:style-name="T1">DWS-BookTemp-Instructions.pdf </text:span>contains the instructions for:</text:p>
      <text:list xml:id="list1513384188" text:style-name="L1">
        <text:list-item>
          <text:p text:style-name="P11">Software Installation on macOS &amp; Windows</text:p>
        </text:list-item>
        <text:list-item>
          <text:p text:style-name="P11">New Book Project Setup—The instructions to process the template into a paperback, EPUB3 and Kindle MOBI files. <text:span text:style-name="Note">Note:</text:span><text:span text:style-name="T50"> Most of these have been moved to the template.</text:span></text:p>
        </text:list-item>
        <text:list-item>
          <text:p text:style-name="P11">Post Processing Steps—The final steps prior to producing an eBook or paperback.</text:p>
        </text:list-item>
        <text:list-item>
          <text:p text:style-name="P12">Creating both an eBook cover and a paperback book cover.</text:p>
        </text:list-item>
        <text:list-item>
          <text:p text:style-name="P13">Other useful stuff.</text:p>
        </text:list-item>
      </text:list>
      <text:h text:style-name="P8" text:outline-level="2">Prerequisites</text:h>
      <text:p text:style-name="P1">None</text:p>
      <text:h text:style-name="P8" text:outline-level="2">Installing</text:h>
      <text:list xml:id="list793733052" text:style-name="L2">
        <text:list-item>
          <text:p text:style-name="P14">See <text:span text:style-name="T1">DWS-BookTemp-Instructions.pdf</text:span></text:p>
        </text:list-item>
        <text:list-item>
          <text:p text:style-name="P15">Most directories have a <text:span text:style-name="T1">README.pdf </text:span>file to describe what they include.</text:p>
        </text:list-item>
      </text:list>
      <text:h text:style-name="P8" text:outline-level="2">Running the tests</text:h>
      <text:p text:style-name="P1">If you follow the example in the instructions, you will have a sample 8.5x11<text:span text:style-name="T51">ʺ</text:span> paperback, a<text:span text:style-name="T48">n</text:span> EPUB 3 eBook built using the template (<text:span text:style-name="T1">DWS-BookTemp</text:span><text:span text:style-name="T2">Novel</text:span><text:span text:style-name="T1">.odt</text:span>) as a test. <text:span text:style-name="T50">Each</text:span> showing <text:span text:style-name="T50">the</text:span> named style elements. <text:span text:style-name="T1">DWS-BookTemp</text:span><text:span text:style-name="T4">Novel</text:span><text:span text:style-name="T1">_Epub3.epub </text:span><text:span text:style-name="T21">is what the </text:span><text:span text:style-name="T52">novel</text:span><text:span text:style-name="T21"> will look like. </text:span><text:span text:style-name="T41">You can view this in any EPUB reader, including Amazon’s Kindle Previewer.</text:span></text:p>
      <text:p text:style-name="P17">You can follow the same instruction<text:span text:style-name="T41">s</text:span> using the DWS-BookT<text:span text:style-name="T41">e</text:span>mpTech template and get an example from the light technical template. <text:s/><text:span text:style-name="T1">DWS-BookTemp</text:span><text:span text:style-name="T5">Tech</text:span><text:span text:style-name="T1">_Epub3.epub </text:span><text:span text:style-name="T25">is now included in the repository.</text:span></text:p>
      <text:h text:style-name="P8" text:outline-level="2">Versioning</text:h>
      <text:p text:style-name="P1">LibreOffice Writer isn’t a good format for version control. However, each file contains a date-formatted version ID near the top of the file <text:span text:style-name="T19">similar to </text:span><text:span text:style-name="T20">the two lines </text:span><text:span text:style-name="T19">below.</text:span></text:p>
      <text:p text:style-name="P4"><text:span text:style-name="T1">File:</text:span> README.odt <text:span text:style-name="T1">Title</text:span>: README.odt <text:span text:style-name="T1">Author:</text:span> David Snow</text:p>
      <text:p text:style-name="P4"><text:soft-page-break/><text:span text:style-name="T1">Last Modified:</text:span> <text:s/>2020-09-14 03:22 PM by David Snow ― 306 words 2 pages.</text:p>
      <text:h text:style-name="P8" text:outline-level="2">Authors</text:h>
      <text:p text:style-name="P1">David W. Snow</text:p>
      <text:h text:style-name="P8" text:outline-level="2">License</text:h>
      <text:p text:style-name="P3">This project is licensed under <text:span text:style-name="Largest_20_Text"><text:span text:style-name="T47"><text:s/>a CC0 (</text:span></text:span><text:a xlink:type="simple" xlink:href="https://creativecommons.org/publicdomain/zero/1.0/" text:style-name="Internet_20_link" text:visited-style-name="Visited_20_Internet_20_Link"><text:span text:style-name="Largest_20_Text"><text:span text:style-name="T47">CC0 1.0 Universal</text:span></text:span></text:a><text:span text:style-name="Largest_20_Text"><text:span text:style-name="T47">) license. </text:span></text:span></text:p>
      <text:h text:style-name="P8" text:outline-level="2">Notes:</text:h>
      <text:list xml:id="list2911124186" text:style-name="L3">
        <text:list-item>
          <text:p text:style-name="P16"><text:span text:style-name="Menu-Shortcut"><text:span text:style-name="T24">README.md is created with pandoc via:</text:span></text:span><text:span text:style-name="Menu-Shortcut"><text:line-break/>pandoc README.odt -o README.m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" svg:font-family="'Noto Serif'" style:font-family-generic="roman"/>
    <style:font-face style:name="Arial Unicode MS1" svg:font-family="'Arial Unicode MS'" style:font-family-generic="swiss"/>
    <style:font-face style:name="Liberation Sans" svg:font-family="'Liberation Sans'" style:font-adornments="Regular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" svg:font-family="'Noto Mono'" style:font-pitch="variable"/>
    <style:font-face style:name="Noto Mono2" svg:font-family="'Noto Mono'" style:font-adornments="Bold" style:font-pitch="variable"/>
    <style:font-face style:name="Noto Mono1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2" svg:font-family="'Noto Serif'" style:font-family-generic="roman" style:font-pitch="variable"/>
    <style:font-face style:name="Noto Serif3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3" svg:font-family="'Noto Sans'" style:font-adornments="Bold" style:font-family-generic="swiss" style:font-pitch="variable"/>
    <style:font-face style:name="Noto Sans5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8" svg:font-family="'Noto Sans'" style:font-adornments="Condensed Bold Italic" style:font-family-generic="swiss" style:font-pitch="variable"/>
    <style:font-face style:name="Noto Sans7" svg:font-family="'Noto Sans'" style:font-adornments="Condensed Italic" style:font-family-generic="swiss" style:font-pitch="variable"/>
    <style:font-face style:name="Noto Sans2" svg:font-family="'Noto Sans'" style:font-adornments="Italic" style:font-family-generic="swiss" style:font-pitch="variable"/>
    <style:font-face style:name="Noto Sans6" svg:font-family="'Noto Sans'" style:font-adornments="Light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erif1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_20_Font" style:next-style-name="Body_20_Text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1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Body_20_Text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2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Body_20_Text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1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1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2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3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use-window-font-color="true" loext:opacity="0%" style:font-name="Noto Sans6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6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Noto Sans3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6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7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7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Body_20_Tex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4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Body_20_Text" style:default-outline-level="4" style:class="text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8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7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2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3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3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5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5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6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3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5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5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Noto Sans4" fo:font-family="'Noto Sans'" style:font-style-name="Regular" style:font-family-generic="swiss" style:font-pitch="variable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Noto Sans3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style:font-name="Noto Sans7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Body_20_Text" style:default-outline-level="10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3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5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2in" fo:margin-bottom="0.1598in" style:contextual-spacing="false" fo:text-align="center" style:justify-single-word="false"/>
      <style:text-properties style:font-name="Noto Sans7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3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1in" fo:margin-bottom="0.1in" style:contextual-spacing="false"/>
      <style:text-properties style:font-name="Noto Sans3" fo:font-family="'Noto Sans'" style:font-style-name="Bold" style:font-family-generic="swiss" style:font-pitch="variable" fo:font-size="80%" fo:font-weight="bold" style:font-size-asian="80%" style:font-weight-asian="bold" style:font-name-complex="Noto Sans3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3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" style:list-style-name=""/>
    <style:style style:name="Heading_20_3_20_FBM" style:display-name="Heading 3 FBM" style:family="paragraph" style:parent-style-name="Heading_20_3" style:next-style-name="Body_20_Text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Body_20_Text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Body_20_Text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3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2" fo:font-family="'Noto Mono'" style:font-style-name="Bold" style:font-pitch="variable" fo:font-size="12pt" fo:language="en" fo:country="US" fo:font-weight="bold" style:font-weight-asian="bold" style:font-name-complex="Times New Roman2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1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2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2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2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2" fo:font-family="'Noto Mono'" style:font-style-name="Bold" style:font-pitch="variable" fo:font-size="12pt" fo:language="en" fo:country="US" fo:font-weight="bold" style:font-weight-asian="bold" style:font-name-complex="Noto Serif1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2" fo:font-family="'Noto Mono'" style:font-style-name="Bold" style:font-pitch="variable" fo:font-size="12pt" fo:language="en" fo:country="US" fo:font-weight="bold" style:font-name-complex="Noto Serif1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1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st_20_Text" style:display-name="Largest Text" style:family="text">
      <style:text-properties style:use-window-font-color="true" loext:opacity="0%" style:font-name="Noto Serif1" fo:font-family="'Noto Serif'" style:font-style-name="Regular" style:font-family-generic="roman" style:font-pitch="variable" fo:font-size="210%" fo:language="en" fo:country="US" fo:font-weight="bold" officeooo:rsid="06c380d9" style:font-size-asian="28pt" style:font-name-complex="Noto Serif1" style:font-family-complex="'Noto Serif'" style:font-style-name-complex="Regular" style:font-family-generic-complex="roman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DWS_20_Bullet_20_List" style:display-name="DWS Bullet List">
      <text:list-level-style-bullet text:level="1" text:style-name="Bullet_20_Symbols" style:num-prefix=" " style:num-suffix=" " text:bullet-char="•">
        <style:list-level-properties text:space-before="0.2406in" text:min-label-width="0.2402in"/>
        <style:text-properties style:font-name="Times New Roman"/>
      </text:list-level-style-bullet>
      <text:list-level-style-bullet text:level="2" text:style-name="Bullet_20_Symbols" text:bullet-char="◦">
        <style:list-level-properties text:space-before="0.4701in" text:min-label-width="0.2402in"/>
        <style:text-properties style:font-name="OpenSymbol"/>
      </text:list-level-style-bullet>
      <text:list-level-style-bullet text:level="3" text:style-name="Bullet_20_Symbols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6-04T08:21:15.391533046</meta:creation-date>
    <dc:date>2020-12-24T11:26:41.973661229</dc:date>
    <dc:creator>David Snow</dc:creator>
    <meta:editing-duration>PT3H43M13S</meta:editing-duration>
    <meta:editing-cycles>36</meta:editing-cycles>
    <meta:generator>LibreOffice/7.0.4.2$MacOSX_X86_64 LibreOffice_project/dcf040e67528d9187c66b2379df5ea4407429775</meta:generator>
    <dc:title>README.odt</dc:title>
    <meta:document-statistic meta:table-count="0" meta:image-count="0" meta:object-count="0" meta:page-count="3" meta:paragraph-count="43" meta:word-count="519" meta:character-count="3196" meta:non-whitespace-character-count="2721"/>
    <meta:user-defined meta:name="AuthorName">David W. Snow</meta:user-defined>
  </office:meta>
</office:document-meta>
</file>